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ist_20_1"/>
    <style:style style:name="T1" style:family="text">
      <style:text-properties fo:font-style="italic"/>
    </style:style>
    <style:style style:name="T2" style:family="text">
      <style:text-properties fo:color="#4700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ersonas de la informática</text:h>
      <text:p text:style-name="Text_20_body"/>
      <text:p text:style-name="Text_20_body"/>
      <text:p text:style-name="Signature"/>
      <text:list xml:id="list977081734" text:style-name="List_20_1">
        <text:list-item>
          <text:p text:style-name="P1"><text:span text:style-name="T2">Donald Knuth</text:span>: reconocido por sus investigaciones dentro del análisis de algoritmos y compiladores.</text:p>
          <text:p text:style-name="P1">Escribio el libro The Art of Computer Programming (<text:span text:style-name="T1">El arte de programar computadoras</text:span>), una de las más respetadas referencias en el campo de las ciencias de la computación.</text:p>
        </text:list-item>
        <text:list-item>
          <text:p text:style-name="P1"><text:span text:style-name="T2">Frederick Brooks</text:span>: dirigio el desarrollo del Sistema Operativo OS/360. </text:p>
          <text:p text:style-name="P1">Recibió el premio Tuning en 1999 <text:s/>"por sus contribuciones a arquitectura de computadores, sistemas operativos e ingeniería del software."</text:p>
        </text:list-item>
        <text:list-item>
          <text:p text:style-name="P1"><text:span text:style-name="T2">Alan Kay</text:span>: pionero en la programación orientada a objetos y en el diseño de sistemas de interfaz gráfica de usuarios</text:p>
        </text:list-item>
        <text:list-item>
          <text:p text:style-name="P1"><text:span text:style-name="T2">Edsger Dijkstra</text:span>: dio solución al problema del camino más corto, también conocido por el algoritmo de Dijkstra.</text:p>
          <text:p text:style-name="P1">Constructor del semáforo para coordinar múltiples procesadores y programas</text:p>
        </text:list-item>
        <text:list-item>
          <text:p text:style-name="P1"><text:span text:style-name="T2">Alan Turing</text:span>: es considerado el padre de la Ciencia de la Computación.Proporcionó una influyente formalización de los conceptos de algoritmo y computación</text:p>
        </text:list-item>
        <text:list-item>
          <text:p text:style-name="P1"><text:span text:style-name="T2">Sadosky</text:span> : científico argentino. Trajo la computadora Clementina al país, y fue el creador de la carrera de Computador Científic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iselda </meta:initial-creator>
    <meta:creation-date>2012-08-24T23:01:32</meta:creation-date>
    <dc:date>2012-08-24T23:35:42</dc:date>
    <dc:creator>griselda </dc:creator>
    <meta:editing-duration>PT3M50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10" meta:word-count="170" meta:character-count="1092" meta:non-whitespace-character-count="939"/>
  </office:meta>
</office:document-meta>
</file>